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454D82AA4501CFF22A.png" manifest:media-type="image/png"/>
  <manifest:file-entry manifest:full-path="Pictures/10000000000004B20000029E45B8BE085D6B23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7.726cm" svg:x="0.381cm" svg:y="5.461cm">
          <draw:image xlink:href="Pictures/10000000000004B20000029E45B8BE085D6B239B.png" xlink:type="simple" xlink:show="embed" xlink:actuate="onLoad">
            <text:p/>
          </draw:image>
        </draw:frame>
        <draw:custom-shape draw:style-name="gr2" draw:text-style-name="P2" draw:layer="layout" svg:width="5.969cm" svg:height="2.286cm" svg:x="14.859cm" svg:y="3.71cm">
          <text:p text:style-name="P1">Open</text:p>
          <text:p text:style-name="P1">Import Window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5.969cm" svg:height="2.286cm" svg:x="30.734cm" svg:y="12.678cm">
          <text:p text:style-name="P1">Import</text:p>
          <text:p text:style-name="P1">Local Files</text:p>
          <draw:enhanced-geometry svg:viewBox="0 0 21600 21600" draw:glue-points="10800 0 0 10800 10800 21600 21600 10800 ?f40 ?f41" draw:text-areas="0 0 21600 21600" draw:type="rectangular-callout" draw:modifiers="-10698.6934673367 -2162.833406209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5.969cm" svg:height="2.286cm" svg:x="20.32cm" svg:y="22.194cm">
          <text:p text:style-name="P1">Import</text:p>
          <text:p text:style-name="P1">Remote Files</text:p>
          <draw:enhanced-geometry svg:viewBox="0 0 21600 21600" draw:glue-points="10800 0 0 10800 10800 21600 21600 10800 ?f40 ?f41" draw:text-areas="0 0 21600 21600" draw:type="rectangular-callout" draw:modifiers="28550.351758794 -11909.7507651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28.918cm" svg:x="0.635cm" svg:y="3.175cm">
          <draw:image xlink:href="Pictures/10000000000004B2000004454D82AA4501CFF22A.png" xlink:type="simple" xlink:show="embed" xlink:actuate="onLoad">
            <text:p/>
          </draw:image>
        </draw:frame>
        <draw:custom-shape draw:style-name="gr3" draw:text-style-name="P2" draw:layer="layout" svg:width="5.969cm" svg:height="2.032cm" svg:x="21.717cm" svg:y="2.54cm">
          <text:p text:style-name="P1">Action Buttons</text:p>
          <draw:enhanced-geometry svg:viewBox="0 0 21600 21600" draw:glue-points="10800 0 0 10800 10800 21600 21600 10800 ?f40 ?f41" draw:text-areas="0 0 21600 21600" draw:type="rectangular-callout" draw:modifiers="19552.1608040201 46589.27693064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3" draw:text-style-name="P2" draw:layer="layout" svg:width="5.969cm" svg:height="2.032cm" svg:x="28.402cm" svg:y="18.734cm">
            <text:p text:style-name="P1">Select Panels</text:p>
            <draw:enhanced-geometry svg:viewBox="0 0 21600 21600" draw:glue-points="10800 0 0 10800 10800 21600 21600 10800 ?f40 ?f41" draw:text-areas="0 0 21600 21600" draw:type="rectangular-callout" draw:modifiers="-9099.49748743719 -19220.0688637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>
            <draw:custom-shape draw:style-name="gr3" draw:text-style-name="P2" draw:layer="layout" svg:width="5.969cm" svg:height="2.032cm" svg:x="28.402cm" svg:y="18.734cm">
              <text:p text:style-name="P1">Select Panels</text:p>
              <draw:enhanced-geometry svg:viewBox="0 0 21600 21600" draw:glue-points="10800 0 0 10800 10800 21600 21600 10800 ?f40 ?f41" draw:text-areas="0 0 21600 21600" draw:type="rectangular-callout" draw:modifiers="-5394.57286432161 54037.18642400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line draw:style-name="gr4" draw:text-style-name="P3" draw:layer="layout" svg:x1="29.291cm" svg:y1="18.734cm" svg:x2="30.815cm" svg:y2="18.734cm">
              <text:p/>
            </draw:line>
          </draw:g>
        </draw:g>
        <draw:custom-shape draw:style-name="gr3" draw:text-style-name="P2" draw:layer="layout" svg:width="5.969cm" svg:height="2.032cm" svg:x="1.905cm" svg:y="14.732cm">
          <text:p text:style-name="P1">Search Column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28698.6934673367 -20750.02459419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5.969cm" svg:height="2.286cm" svg:x="14.097cm" svg:y="6.858cm">
          <text:p text:style-name="P1">Search ALL</text:p>
          <text:p text:style-name="P1">Columns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5.969cm" svg:height="2.032cm" svg:x="2.032cm" svg:y="26.67cm">
          <text:p text:style-name="P1">Select Item</text:p>
          <draw:enhanced-geometry svg:viewBox="0 0 21600 21600" draw:glue-points="10800 0 0 10800 10800 21600 21600 10800 ?f40 ?f41" draw:text-areas="0 0 21600 21600" draw:type="rectangular-callout" draw:modifiers="26820.9045226131 -16776.3895720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5.969cm" svg:height="2.286cm" svg:x="2.159cm" svg:y="19.304cm">
          <text:p text:style-name="P1">Select ALL</text:p>
          <text:p text:style-name="P1">Items</text:p>
          <draw:enhanced-geometry svg:viewBox="0 0 21600 21600" draw:glue-points="10800 0 0 10800 10800 21600 21600 10800 ?f40 ?f41" draw:text-areas="0 0 21600 21600" draw:type="rectangular-callout" draw:modifiers="25742.7135678392 35530.91386095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5.969cm" svg:height="2.032cm" svg:x="27.178cm" svg:y="26.416cm">
          <text:p text:style-name="P1">Record Controls</text:p>
          <draw:enhanced-geometry svg:viewBox="0 0 21600 21600" draw:glue-points="10800 0 0 10800 10800 21600 21600 10800 ?f40 ?f41" draw:text-areas="0 0 21600 21600" draw:type="rectangular-callout" draw:modifiers="-5825.1256281407 39035.12051155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5.969cm" svg:height="2.794cm" svg:x="27.178cm" svg:y="11.938cm">
          <text:p text:style-name="P1">Select</text:p>
          <text:p text:style-name="P1">Columns to</text:p>
          <text:p text:style-name="P1">Display</text:p>
          <draw:enhanced-geometry svg:viewBox="0 0 21600 21600" draw:glue-points="10800 0 0 10800 10800 21600 21600 10800 ?f40 ?f41" draw:text-areas="0 0 21600 21600" draw:type="rectangular-callout" draw:modifiers="-9356.38190954774 -5656.95885509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5.969cm" svg:height="2.794cm" svg:x="8.726cm" svg:y="31.855cm">
          <text:p text:style-name="P1">Number of</text:p>
          <text:p text:style-name="P1">Items to</text:p>
          <text:p text:style-name="P1">Display</text:p>
          <draw:enhanced-geometry svg:viewBox="0 0 21600 21600" draw:glue-points="10800 0 0 10800 10800 21600 21600 10800 ?f40 ?f41" draw:text-areas="0 0 21600 21600" draw:type="rectangular-callout" draw:modifiers="26817.2864321608 -12202.64758497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2-07T15:02:36.694601307</dc:date>
    <meta:editing-duration>P1DT4H17M22S</meta:editing-duration>
    <meta:editing-cycles>46</meta:editing-cycles>
    <meta:generator>LibreOffice/6.0.6.2$Linux_X86_64 LibreOffice_project/00m0$Build-2</meta:generator>
    <meta:document-statistic meta:object-count="18"/>
  </office:meta>
</office:document-meta>
</file>